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officeooo:rsid="004ded37" officeooo:paragraph-rsid="01f6c632"/>
    </style:style>
    <style:style style:name="P2" style:family="paragraph" style:parent-style-name="Standard">
      <style:text-properties style:font-name="Liberation Serif" officeooo:rsid="01934c6a" officeooo:paragraph-rsid="01dce991" fo:background-color="transparent"/>
    </style:style>
    <style:style style:name="P3" style:family="paragraph" style:parent-style-name="Standard">
      <style:text-properties style:font-name="Liberation Serif" officeooo:rsid="0090e13a" officeooo:paragraph-rsid="01f8c8bf" fo:background-color="transparent"/>
    </style:style>
    <style:style style:name="P4" style:family="paragraph" style:parent-style-name="Standard">
      <style:text-properties style:font-name="Liberation Serif" officeooo:rsid="009f208a" officeooo:paragraph-rsid="01998eea" fo:background-color="transparent"/>
    </style:style>
    <style:style style:name="P5" style:family="paragraph" style:parent-style-name="Standard">
      <style:text-properties style:font-name="Liberation Serif" officeooo:rsid="0195c444" officeooo:paragraph-rsid="01dce991"/>
    </style:style>
    <style:style style:name="P6" style:family="paragraph" style:parent-style-name="Standard">
      <style:text-properties style:font-name="Liberation Serif" officeooo:rsid="0195c444" officeooo:paragraph-rsid="01ef839e"/>
    </style:style>
    <style:style style:name="P7" style:family="paragraph" style:parent-style-name="Standard">
      <style:text-properties style:font-name="Liberation Serif" officeooo:rsid="01934c6a" officeooo:paragraph-rsid="01dce991"/>
    </style:style>
    <style:style style:name="P8" style:family="paragraph" style:parent-style-name="Standard">
      <style:text-properties style:font-name="Liberation Serif" officeooo:rsid="01934c6a" officeooo:paragraph-rsid="020e3b5c"/>
    </style:style>
    <style:style style:name="P9" style:family="paragraph" style:parent-style-name="Standard">
      <style:text-properties style:font-name="Liberation Serif" officeooo:rsid="0090e13a" officeooo:paragraph-rsid="01fea74d"/>
    </style:style>
    <style:style style:name="P10" style:family="paragraph" style:parent-style-name="Standard">
      <style:text-properties officeooo:paragraph-rsid="01992610"/>
    </style:style>
    <style:style style:name="P11" style:family="paragraph" style:parent-style-name="Standard">
      <style:text-properties fo:font-weight="bold" officeooo:paragraph-rsid="02080a3b" fo:background-color="#fff200" style:font-weight-asian="bold" style:font-weight-complex="bold"/>
    </style:style>
    <style:style style:name="P12" style:family="paragraph" style:parent-style-name="Standard">
      <style:text-properties officeooo:rsid="01a395b3" officeooo:paragraph-rsid="01b7d5c0" fo:background-color="transparent"/>
    </style:style>
    <style:style style:name="P13" style:family="paragraph" style:parent-style-name="Standard">
      <style:text-properties officeooo:paragraph-rsid="01f8c8bf" fo:background-color="transparent"/>
    </style:style>
    <style:style style:name="P14" style:family="paragraph" style:parent-style-name="Standard">
      <style:text-properties officeooo:rsid="00d45988" officeooo:paragraph-rsid="0203b017" fo:background-color="transparent"/>
    </style:style>
    <style:style style:name="P15" style:family="paragraph" style:parent-style-name="Standard">
      <style:text-properties officeooo:rsid="0212cc92" officeooo:paragraph-rsid="02080a3b" fo:background-color="transparent"/>
    </style:style>
    <style:style style:name="P16" style:family="paragraph" style:parent-style-name="Standard">
      <style:text-properties officeooo:paragraph-rsid="01992610" fo:background-color="transparent"/>
    </style:style>
    <style:style style:name="P17" style:family="paragraph" style:parent-style-name="Standard">
      <style:text-properties officeooo:rsid="0053ae99" officeooo:paragraph-rsid="021a653c" fo:background-color="transparent"/>
    </style:style>
    <style:style style:name="P18" style:family="paragraph" style:parent-style-name="Standard">
      <style:text-properties officeooo:paragraph-rsid="01d42485"/>
    </style:style>
    <style:style style:name="P19" style:family="paragraph" style:parent-style-name="Standard">
      <style:text-properties officeooo:rsid="019305df" officeooo:paragraph-rsid="019305df"/>
    </style:style>
    <style:style style:name="P20" style:family="paragraph" style:parent-style-name="Standard">
      <style:text-properties officeooo:paragraph-rsid="01dce991"/>
    </style:style>
    <style:style style:name="P21" style:family="paragraph" style:parent-style-name="Standard">
      <style:text-properties officeooo:rsid="01a395b3" officeooo:paragraph-rsid="01fea74d" fo:background-color="#fff200"/>
    </style:style>
    <style:style style:name="P22" style:family="paragraph" style:parent-style-name="Standard">
      <style:text-properties officeooo:rsid="006e9c4b" officeooo:paragraph-rsid="02080a3b"/>
    </style:style>
    <style:style style:name="P23" style:family="paragraph" style:parent-style-name="Standard">
      <style:text-properties officeooo:paragraph-rsid="02080a3b"/>
    </style:style>
    <style:style style:name="P24" style:family="paragraph" style:parent-style-name="Standard">
      <style:text-properties officeooo:rsid="0212cc92" officeooo:paragraph-rsid="02080a3b"/>
    </style:style>
    <style:style style:name="P25" style:family="paragraph" style:parent-style-name="Title">
      <style:text-properties officeooo:rsid="00455932" officeooo:paragraph-rsid="01d42485"/>
    </style:style>
    <style:style style:name="P26" style:family="paragraph" style:parent-style-name="Heading_20_1">
      <style:text-properties officeooo:rsid="00558d39" officeooo:paragraph-rsid="01f8c8bf" fo:background-color="transparent"/>
    </style:style>
    <style:style style:name="P27" style:family="paragraph" style:parent-style-name="Heading_20_1">
      <style:text-properties style:font-name="Liberation Serif" officeooo:rsid="01d60977" officeooo:paragraph-rsid="01d60977" fo:background-color="transparent"/>
    </style:style>
    <style:style style:name="P28" style:family="paragraph" style:parent-style-name="Heading_20_1">
      <style:text-properties officeooo:paragraph-rsid="01f8c8bf"/>
    </style:style>
    <style:style style:name="P29" style:family="paragraph" style:parent-style-name="Heading_20_1">
      <style:text-properties style:font-name="Liberation Sans" officeooo:paragraph-rsid="01f8c8bf"/>
    </style:style>
    <style:style style:name="T1" style:family="text">
      <style:text-properties style:text-position="super 58%" officeooo:rsid="007dee78"/>
    </style:style>
    <style:style style:name="T2" style:family="text">
      <style:text-properties fo:font-weight="bold" officeooo:rsid="01f0d908" style:font-weight-asian="bold" style:font-weight-complex="bold"/>
    </style:style>
    <style:style style:name="T3" style:family="text">
      <style:text-properties fo:font-weight="bold" officeooo:rsid="0145f457" style:font-weight-asian="bold" style:font-weight-complex="bold"/>
    </style:style>
    <style:style style:name="T4" style:family="text">
      <style:text-properties fo:font-weight="bold" officeooo:rsid="01b4da44" style:font-weight-asian="bold" style:font-weight-complex="bold"/>
    </style:style>
    <style:style style:name="T5" style:family="text">
      <style:text-properties fo:font-weight="bold" officeooo:rsid="007306ea" style:font-weight-asian="bold" style:font-weight-complex="bold"/>
    </style:style>
    <style:style style:name="T6" style:family="text">
      <style:text-properties fo:font-weight="bold" officeooo:rsid="01db1dd8" fo:background-color="transparent" loext:char-shading-value="0" style:font-weight-asian="bold" style:font-weight-complex="bold"/>
    </style:style>
    <style:style style:name="T7" style:family="text">
      <style:text-properties fo:font-weight="normal" officeooo:rsid="006921b1" fo:background-color="transparent" loext:char-shading-value="0" style:font-weight-asian="normal" style:font-weight-complex="normal"/>
    </style:style>
    <style:style style:name="T8" style:family="text">
      <style:text-properties fo:font-weight="normal" officeooo:rsid="007306ea" fo:background-color="transparent" loext:char-shading-value="0" style:font-weight-asian="normal" style:font-weight-complex="normal"/>
    </style:style>
    <style:style style:name="T9" style:family="text">
      <style:text-properties fo:font-weight="normal" officeooo:rsid="01992610" fo:background-color="transparent" loext:char-shading-value="0" style:font-weight-asian="normal" style:font-weight-complex="normal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2" style:family="text">
      <style:text-properties style:font-name="Liberation Serif" fo:font-style="normal" fo:font-weight="bold" officeooo:rsid="01bdeb38" fo:background-color="transparent" loext:char-shading-value="0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style="normal" fo:font-weight="bold" officeooo:rsid="0049c346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tyle="normal" fo:font-weight="bold" officeooo:rsid="01bdeb38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tyle="normal" fo:font-weight="bold" officeooo:rsid="01f8c8bf" style:font-style-asian="normal" style:font-weight-asian="bold" style:font-style-complex="normal" style:font-weight-complex="bold"/>
    </style:style>
    <style:style style:name="T16" style:family="text">
      <style:text-properties style:font-name="Liberation Serif" fo:font-style="normal" fo:font-weight="normal" officeooo:rsid="007306ea" style:font-style-asian="normal" style:font-weight-asian="normal" style:font-style-complex="normal" style:font-weight-complex="normal"/>
    </style:style>
    <style:style style:name="T17" style:family="text">
      <style:text-properties style:font-name="Liberation Serif" fo:font-style="normal" fo:font-weight="normal" officeooo:rsid="01b8e200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tyle="normal" fo:font-weight="normal" officeooo:rsid="01b44494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tyle="normal" fo:font-weight="normal" officeooo:rsid="0053ae99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1b44494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1b2b3ed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style="normal" fo:font-weight="normal" officeooo:rsid="01bdeb38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tyle="normal" fo:font-weight="normal" officeooo:rsid="01d60977" fo:background-color="transparent" loext:char-shading-value="0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normal" fo:font-weight="normal" officeooo:rsid="01934c6a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style:font-name="Liberation Serif" fo:font-style="normal" fo:font-weight="normal" officeooo:rsid="007306ea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style:font-name="Liberation Serif" fo:font-style="normal" fo:font-weight="normal" officeooo:rsid="01ba61a6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font-name="Liberation Serif" fo:font-style="normal" fo:font-weight="normal" officeooo:rsid="01ea317d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font-name="Liberation Serif" fo:font-style="normal" fo:font-weight="normal" officeooo:rsid="01b8e200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style:font-name="Liberation Serif" fo:font-style="normal" fo:font-weight="normal" officeooo:rsid="01b7d5c0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style:font-name="Liberation Serif" fo:font-style="normal" fo:font-weight="normal" officeooo:rsid="01146aef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style:font-name="Liberation Serif" fo:font-style="normal" fo:font-weight="normal" officeooo:rsid="0212cc92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20b7e7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style:font-name="Liberation Serif" fo:font-style="italic" fo:font-weight="normal" officeooo:rsid="01ba61a6" fo:background-color="transparent" loext:char-shading-value="0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style="italic" fo:font-weight="normal" officeooo:rsid="020b7e7e" fo:background-color="transparent" loext:char-shading-value="0" style:font-style-asian="italic" style:font-weight-asian="normal" style:font-style-complex="italic" style:font-weight-complex="normal"/>
    </style:style>
    <style:style style:name="T39" style:family="text">
      <style:text-properties style:font-name="Liberation Serif" fo:font-style="italic" fo:font-weight="normal" officeooo:rsid="020e3b5c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style:font-name="Liberation Serif" officeooo:rsid="01e50f2f"/>
    </style:style>
    <style:style style:name="T41" style:family="text">
      <style:text-properties style:font-name="Liberation Serif" fo:font-weight="bold" officeooo:rsid="01f0d908" style:font-weight-asian="bold" style:font-weight-complex="bold"/>
    </style:style>
    <style:style style:name="T42" style:family="text">
      <style:text-properties style:font-name="Liberation Serif" fo:font-weight="bold" officeooo:rsid="0145f457" style:font-weight-asian="bold" style:font-weight-complex="bold"/>
    </style:style>
    <style:style style:name="T43" style:family="text">
      <style:text-properties style:font-name="Liberation Serif" fo:font-weight="bold" officeooo:rsid="01463b1d" style:font-weight-asian="bold" style:font-weight-complex="bold"/>
    </style:style>
    <style:style style:name="T44" style:family="text">
      <style:text-properties style:font-name="Liberation Serif" fo:font-weight="bold" officeooo:rsid="00f2e337" style:font-weight-asian="bold" style:font-weight-complex="bold"/>
    </style:style>
    <style:style style:name="T45" style:family="text">
      <style:text-properties style:font-name="Liberation Serif" fo:font-weight="normal" officeooo:rsid="0090e13a" fo:background-color="#ffffff" loext:char-shading-value="0" style:font-weight-asian="normal" style:font-weight-complex="normal"/>
    </style:style>
    <style:style style:name="T46" style:family="text">
      <style:text-properties style:font-name="Liberation Serif" fo:font-weight="normal" officeooo:rsid="013fe123" fo:background-color="#ffffff" loext:char-shading-value="0" style:font-weight-asian="normal" style:font-weight-complex="normal"/>
    </style:style>
    <style:style style:name="T47" style:family="text">
      <style:text-properties style:font-name="Liberation Serif" fo:font-weight="normal" officeooo:rsid="0090941a" fo:background-color="#ffffff" loext:char-shading-value="0" style:font-weight-asian="normal" style:font-weight-complex="normal"/>
    </style:style>
    <style:style style:name="T48" style:family="text">
      <style:text-properties officeooo:rsid="007306ea"/>
    </style:style>
    <style:style style:name="T49" style:family="text">
      <style:text-properties fo:font-size="26pt" style:font-size-asian="26pt" style:font-size-complex="26pt"/>
    </style:style>
    <style:style style:name="T50" style:family="text">
      <style:text-properties fo:font-size="26pt" officeooo:rsid="01d42485" style:font-size-asian="26pt" style:font-size-complex="26pt"/>
    </style:style>
    <style:style style:name="T51" style:family="text">
      <style:text-properties fo:font-size="26pt" officeooo:rsid="01e50f2f" style:font-size-asian="26pt" style:font-size-complex="26pt"/>
    </style:style>
    <style:style style:name="T52" style:family="text">
      <style:text-properties fo:color="#72bf44" fo:font-weight="bold" officeooo:rsid="01a395b3" style:font-weight-asian="bold" style:font-weight-complex="bold"/>
    </style:style>
    <style:style style:name="T53" style:family="text">
      <style:text-properties fo:color="#72bf44" fo:font-weight="bold" officeooo:rsid="01e6d7df" style:font-weight-asian="bold" style:font-weight-complex="bold"/>
    </style:style>
    <style:style style:name="T54" style:family="text">
      <style:text-properties fo:color="#72bf44" style:font-name="Liberation Serif" fo:font-weight="bold" officeooo:rsid="0226208d" fo:background-color="#ffffff" loext:char-shading-value="0" style:font-weight-asian="bold" style:font-weight-complex="bold"/>
    </style:style>
    <style:style style:name="T55" style:family="text">
      <style:text-properties officeooo:rsid="01e6d7df"/>
    </style:style>
    <style:style style:name="T56" style:family="text">
      <style:text-properties officeooo:rsid="01f5ca89"/>
    </style:style>
    <style:style style:name="T57" style:family="text">
      <style:text-properties fo:color="#ce181e" style:font-name="Liberation Serif" fo:font-style="normal" fo:font-weight="bold" officeooo:rsid="01f0d908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color="#ce181e" style:font-name="Liberation Serif" fo:font-style="normal" fo:font-weight="bold" officeooo:rsid="01f8c8bf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color="#ce181e" style:font-name="Liberation Serif" fo:font-style="normal" fo:font-weight="bold" officeooo:rsid="01fea74d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fo:color="#ce181e" style:font-name="Liberation Serif" fo:font-style="normal" fo:font-weight="bold" officeooo:rsid="00f13402" fo:background-color="#ffffff" loext:char-shading-value="0" style:font-style-asian="normal" style:font-weight-asian="bold" style:font-style-complex="normal" style:font-weight-complex="bold"/>
    </style:style>
    <style:style style:name="T61" style:family="text">
      <style:text-properties fo:color="#ce181e" style:font-name="Liberation Serif" fo:font-style="normal" fo:font-weight="bold" officeooo:rsid="00f84be3" fo:background-color="#ffffff" loext:char-shading-value="0" style:font-style-asian="normal" style:font-weight-asian="bold" style:font-style-complex="normal" style:font-weight-complex="bold"/>
    </style:style>
    <style:style style:name="T62" style:family="text">
      <style:text-properties fo:color="#ce181e" style:font-name="Liberation Serif" fo:font-weight="bold" officeooo:rsid="007c60da" style:font-weight-asian="bold" style:font-weight-complex="bold"/>
    </style:style>
    <style:style style:name="T63" style:family="text">
      <style:text-properties fo:color="#ce181e" style:font-name="Liberation Serif" fo:font-weight="bold" officeooo:rsid="00f84be3" style:font-weight-asian="bold" style:font-weight-complex="bold"/>
    </style:style>
    <style:style style:name="T64" style:family="text">
      <style:text-properties fo:color="#ce181e" style:font-name="Liberation Serif" fo:font-weight="bold" officeooo:rsid="01247d04" style:font-weight-asian="bold" style:font-weight-complex="bold"/>
    </style:style>
    <style:style style:name="T65" style:family="text">
      <style:text-properties fo:color="#ce181e" fo:font-weight="bold" style:font-weight-asian="bold" style:font-weight-complex="bold"/>
    </style:style>
    <style:style style:name="T66" style:family="text">
      <style:text-properties style:font-name="Liberation Sans"/>
    </style:style>
    <style:style style:name="T67" style:family="text">
      <style:text-properties fo:color="#000000" style:font-name="Liberation Serif" fo:font-weight="normal" officeooo:rsid="00f2e337" style:font-weight-asian="normal" style:font-weight-complex="normal"/>
    </style:style>
    <style:style style:name="T68" style:family="text">
      <style:text-properties fo:color="#000000" style:font-name="Liberation Serif" fo:font-weight="normal" officeooo:rsid="007c60da" style:font-weight-asian="normal" style:font-weight-complex="normal"/>
    </style:style>
    <style:style style:name="T69" style:family="text">
      <style:text-properties fo:color="#000000" style:font-name="Liberation Serif" fo:font-weight="normal" officeooo:rsid="009ee034" style:font-weight-asian="normal" style:font-weight-complex="normal"/>
    </style:style>
    <style:style style:name="T70" style:family="text">
      <style:text-properties fo:color="#000000" style:font-name="Liberation Serif" fo:font-weight="normal" officeooo:rsid="008b1b53" style:font-weight-asian="normal" style:font-weight-complex="normal"/>
    </style:style>
    <style:style style:name="T71" style:family="text">
      <style:text-properties fo:color="#000000" style:font-name="Liberation Serif" fo:font-weight="normal" officeooo:rsid="01562b42" style:font-weight-asian="normal" style:font-weight-complex="normal"/>
    </style:style>
    <style:style style:name="T72" style:family="text">
      <style:text-properties fo:color="#000000" style:font-name="Liberation Serif" fo:font-style="normal" fo:font-weight="normal" officeooo:rsid="00a9c481" style:font-style-asian="normal" style:font-weight-asian="normal" style:font-style-complex="normal" style:font-weight-complex="normal"/>
    </style:style>
    <style:style style:name="T73" style:family="text">
      <style:text-properties fo:color="#000000" style:font-name="Liberation Serif" fo:font-style="normal" fo:font-weight="normal" fo:background-color="#ffffff" loext:char-shading-value="0" style:font-style-asian="normal" style:font-weight-asian="normal" style:font-style-complex="normal" style:font-weight-complex="normal"/>
    </style:style>
    <style:style style:name="T74" style:family="text">
      <style:text-properties fo:color="#000000" style:font-name="Liberation Serif" fo:font-style="normal" fo:font-weight="normal" officeooo:rsid="0090941a" fo:background-color="#ffffff" loext:char-shading-value="0" style:font-style-asian="normal" style:font-weight-asian="normal" style:font-style-complex="normal" style:font-weight-complex="normal"/>
    </style:style>
    <style:style style:name="T75" style:family="text">
      <style:text-properties fo:color="#000000" style:font-name="Liberation Serif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76" style:family="text">
      <style:text-properties fo:color="#000000" style:font-name="Liberation Serif" fo:font-style="normal" fo:font-weight="normal" officeooo:rsid="00a9c481" fo:background-color="transparent" loext:char-shading-value="0" style:font-style-asian="normal" style:font-weight-asian="normal" style:font-style-complex="normal" style:font-weight-complex="normal"/>
    </style:style>
    <style:style style:name="T77" style:family="text">
      <style:text-properties fo:color="#000000" style:font-name="Liberation Serif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78" style:family="text">
      <style:text-properties fo:color="#000000" style:font-name="Liberation Serif" fo:font-style="normal" fo:font-weight="bold" officeooo:rsid="02080a3b" fo:background-color="transparent" loext:char-shading-value="0" style:font-style-asian="normal" style:font-weight-asian="bold" style:font-style-complex="normal" style:font-weight-complex="bold"/>
    </style:style>
    <style:style style:name="T79" style:family="text">
      <style:text-properties officeooo:rsid="00948b82"/>
    </style:style>
    <style:style style:name="T8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1b2b3ed" style:text-blinking="false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style:use-window-font-color="true" style:font-name="Liberation Serif" fo:font-style="normal" fo:font-weight="normal" officeooo:rsid="0053ae99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style:use-window-font-color="true" style:font-name="Liberation Serif" fo:font-weight="normal" officeooo:rsid="013fe123" fo:background-color="#ffffff" loext:char-shading-value="0" style:font-weight-asian="normal" style:font-weight-complex="normal"/>
    </style:style>
    <style:style style:name="T83" style:family="text">
      <style:text-properties style:use-window-font-color="true" style:font-name="Liberation Serif" fo:font-weight="normal" officeooo:rsid="0096fabb" fo:background-color="#ffffff" loext:char-shading-value="0" style:font-weight-asian="normal" style:font-weight-complex="normal"/>
    </style:style>
    <style:style style:name="T84" style:family="text">
      <style:text-properties officeooo:rsid="0212cc92"/>
    </style:style>
    <style:style style:name="T85" style:family="text">
      <style:text-properties officeooo:rsid="0226208d"/>
    </style:style>
    <style:style style:name="T86" style:family="text">
      <style:text-properties officeooo:rsid="013fe1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9">SparkFun </text:span><text:span text:style-name="T51">LPS25HB Pressure</text:span><text:span text:style-name="T50"> Sensor</text:span></text:p>
      <text:p text:style-name="P18"/>
      <text:p text:style-name="P19"><text:span text:style-name="T10">We use the </text:span><text:a xlink:type="simple" xlink:href="https://www.sparkfun.com/" text:style-name="Internet_20_link" text:visited-style-name="Visited_20_Internet_20_Link"><text:span text:style-name="T10">SparkFun</text:span></text:a><text:span text:style-name="T10"> </text:span><text:a xlink:type="simple" xlink:href="https://www.sparkfun.com/products/14767" text:style-name="Internet_20_link" text:visited-style-name="Visited_20_Internet_20_Link"><text:span text:style-name="T40">LPS25HB Pressure Sensor</text:span></text:a><text:span text:style-name="T40">.</text:span></text:p>
      <text:h text:style-name="P26" text:outline-level="1">Arduino <text:span text:style-name="T56">IDE</text:span></text:h>
      <text:p text:style-name="P10"><text:span text:style-name="T48">We use the </text:span><text:a xlink:type="simple" xlink:href="https://github.com/sparkfun/SparkFun_LPS25HB_Arduino_Library" text:style-name="Internet_20_link" text:visited-style-name="Visited_20_Internet_20_Link"><text:span text:style-name="T48">SparkFun LPS25HB Library</text:span></text:a><text:span text:style-name="T48">.</text:span></text:p>
      <text:p text:style-name="P11"/>
      <text:p text:style-name="P22">Open Arduino IDE</text:p>
      <text:p text:style-name="P22">$: <text:span text:style-name="T84">sudo </text:span>arduino</text:p>
      <text:p text:style-name="P10">&gt; Select Sketch&gt;Include Library&gt;Manage Libraries…</text:p>
      <text:p text:style-name="P10">&gt; Select <text:bookmark-start text:name="__DdeLink__403_146967938"/><text:span text:style-name="T52">SparkFun </text:span><text:span text:style-name="T53">LPS25HB Pressure Sensor Library</text:span><text:bookmark-end text:name="__DdeLink__403_146967938"/></text:p>
      <text:p text:style-name="P23">&gt; Click <text:span text:style-name="T5">1.1.0</text:span><text:span text:style-name="T48"> </text:span>Install</text:p>
      <text:p text:style-name="P15">$: sudo chmod -R +666 <text:span text:style-name="Source_20_Text"><text:span text:style-name="T18">/opt/</text:span></text:span><text:span text:style-name="Source_20_Text"><text:span text:style-name="T19">SparkFun</text:span></text:span><text:span text:style-name="Source_20_Text"><text:span text:style-name="T20">_</text:span></text:span><text:span text:style-name="Source_20_Text"><text:span text:style-name="T19">RedBoard</text:span></text:span><text:span text:style-name="Source_20_Text"><text:span text:style-name="T20">_</text:span></text:span><text:span text:style-name="Source_20_Text"><text:span text:style-name="T19">Turbo</text:span></text:span></text:p>
      <text:p text:style-name="P16"><text:span text:style-name="Source_20_Text"><text:span text:style-name="T19"/></text:span></text:p>
      <text:p text:style-name="P4"><text:span text:style-name="T85">A</text:span>n already downloaded copy <text:span text:style-name="T86">of the SparkFun LPS25HB library (used by installation script and Dockerfile) </text:span>can be found here: </text:p>
      <text:p text:style-name="P17"><text:span text:style-name="Source_20_Text"><text:span text:style-name="T45">sw/</text:span></text:span><text:span text:style-name="Source_20_Text"><text:span text:style-name="T46">SparkFun</text:span></text:span><text:span text:style-name="Source_20_Text"><text:span text:style-name="T47">_</text:span></text:span><text:span text:style-name="Source_20_Text"><text:span text:style-name="T46">RedBoard_Turb</text:span></text:span><text:span text:style-name="Source_20_Text"><text:span text:style-name="T82">o/SparkFun_LPS25HB_Pressure_Sensor</text:span></text:span><text:span text:style-name="Source_20_Text"><text:span text:style-name="T83">/</text:span></text:span><text:span text:style-name="Source_20_Text"><text:span text:style-name="T54">SparkFun_LPS25HB_Arduino_Library-master.zip</text:span></text:span></text:p>
      <text:p text:style-name="P17"><text:span text:style-name="Source_20_Text"><text:span text:style-name="T54"/></text:span></text:p>
      <text:p text:style-name="P12">The library is installed under</text:p>
      <text:p text:style-name="P21"><text:span text:style-name="Source_20_Text"><text:span text:style-name="T22">/opt/</text:span></text:span><text:span text:style-name="Source_20_Text"><text:span text:style-name="T80">SparkFun_RedBoard_Turbo</text:span></text:span><text:span text:style-name="Source_20_Text"><text:span text:style-name="T23">/</text:span></text:span><text:span text:style-name="T7">Arduino/</text:span><text:span text:style-name="T8">libraries/</text:span><text:span text:style-name="T6">SparkFun_LPS25HB_Pressure_Sensor_Library</text:span><text:span text:style-name="T9">.</text:span></text:p>
      <text:h text:style-name="P27" text:outline-level="1">Read <text:span text:style-name="T55">Pressure (air)</text:span></text:h>
      <text:p text:style-name="P6"><text:span text:style-name="Source_20_Text"><text:span text:style-name="T24">We communicate with the</text:span></text:span><text:span text:style-name="Source_20_Text"><text:span text:style-name="T21"> SparkFun </text:span></text:span><text:span text:style-name="Source_20_Text"><text:span text:style-name="T29">LPS25HB Pressure</text:span></text:span><text:span text:style-name="Source_20_Text"><text:span text:style-name="T25"> Sensor</text:span></text:span><text:span text:style-name="Source_20_Text"><text:span text:style-name="T21"> </text:span></text:span><text:span text:style-name="Source_20_Text"><text:span text:style-name="T24">over </text:span></text:span><text:span text:style-name="Source_20_Text"><text:span text:style-name="T12">I2C</text:span></text:span><text:span text:style-name="Source_20_Text"><text:span text:style-name="T24"> using</text:span></text:span><text:span text:style-name="Source_20_Text"><text:span text:style-name="T21"> </text:span></text:span><text:span text:style-name="Source_20_Text"><text:span text:style-name="T11">address </text:span></text:span><text:span text:style-name="Source_20_Text"><text:span text:style-name="T13">0x5D</text:span></text:span><text:span text:style-name="Source_20_Text"><text:span text:style-name="T21">.</text:span></text:span></text:p>
      <text:p text:style-name="P5"><text:span text:style-name="Source_20_Text"><text:span text:style-name="T26"/></text:span></text:p>
      <text:p text:style-name="P2"><text:span text:style-name="Source_20_Text"><text:span text:style-name="T14">R</text:span></text:span><text:span text:style-name="Source_20_Text"><text:span text:style-name="T15">ead Pressure</text:span></text:span></text:p>
      <text:p text:style-name="P22"><text:span text:style-name="Source_20_Text"><text:span text:style-name="T32">$: sudo </text:span></text:span><text:span text:style-name="Source_20_Text"><text:span text:style-name="T31">cp -r </text:span></text:span><text:span text:style-name="Source_20_Text"><text:span text:style-name="T33">sw/</text:span></text:span><text:span text:style-name="Source_20_Text"><text:span text:style-name="T31">SparkFun_RedBoard_Turbo/</text:span></text:span><text:span text:style-name="Source_20_Text"><text:span text:style-name="T81">SparkFun_LPS25HB_Pressure_Sensor/</text:span></text:span><text:span text:style-name="Source_20_Text"><text:span text:style-name="T59">r</text:span></text:span><text:span text:style-name="Source_20_Text"><text:span text:style-name="T57">ead_</text:span></text:span><text:span text:style-name="Source_20_Text"><text:span text:style-name="T65">p</text:span></text:span><text:span text:style-name="Source_20_Text"><text:span text:style-name="T58">ressure</text:span></text:span><text:span text:style-name="Source_20_Text"><text:span text:style-name="T31"> /opt/SparkFun_RedBoard_Turbo/Arduino</text:span></text:span></text:p>
      <text:p text:style-name="P22"><text:span text:style-name="Source_20_Text"><text:span text:style-name="T34">$: sudo chmod -R +666 </text:span></text:span><text:span text:style-name="Source_20_Text"><text:span text:style-name="T22">/opt/</text:span></text:span><text:span text:style-name="Source_20_Text"><text:span text:style-name="T33">SparkFun</text:span></text:span><text:span text:style-name="Source_20_Text"><text:span text:style-name="T35">_</text:span></text:span><text:span text:style-name="Source_20_Text"><text:span text:style-name="T33">RedBoard</text:span></text:span><text:span text:style-name="Source_20_Text"><text:span text:style-name="T35">_</text:span></text:span><text:span text:style-name="Source_20_Text"><text:span text:style-name="T33">Turbo</text:span></text:span></text:p>
      <text:p text:style-name="P22"/>
      <text:p text:style-name="P22">Arduino IDE</text:p>
      <text:p text:style-name="P24">$: arduino</text:p>
      <text:p text:style-name="P24"><text:span text:style-name="Source_20_Text"><text:span text:style-name="T75">&gt; File&gt;Sketchbook&gt;</text:span></text:span><text:span text:style-name="Source_20_Text"><text:span text:style-name="T77">read_</text:span></text:span><text:span text:style-name="Source_20_Text"><text:span text:style-name="T78">pressure</text:span></text:span></text:p>
      <text:p text:style-name="P2"><text:span text:style-name="Source_20_Text"><text:span text:style-name="T16">&gt; Click </text:span></text:span><text:span text:style-name="Source_20_Text"><text:span text:style-name="T17">Serial Monitor icon</text:span></text:span></text:p>
      <text:p text:style-name="P2"><text:span text:style-name="Source_20_Text"><text:span text:style-name="T17">&gt; Select 115200 baud</text:span></text:span></text:p>
      <text:p text:style-name="P7"><text:span text:style-name="Source_20_Text"><text:span text:style-name="T27">&gt; Click </text:span></text:span><text:span text:style-name="Source_20_Text"><text:span text:style-name="T30">Upload icon </text:span></text:span><text:span text:style-name="Source_20_Text"><text:span text:style-name="T28">(until flash is successful)</text:span></text:span></text:p>
      <text:p text:style-name="P7"><text:span text:style-name="Source_20_Text"><text:span text:style-name="T28"/></text:span></text:p>
      <text:p text:style-name="P8"><text:span text:style-name="Source_20_Text"><text:span text:style-name="T39">SparkFun LPS25HB Pressure Sensor</text:span></text:span></text:p>
      <text:p text:style-name="P20"><text:span text:style-name="Source_20_Text"><text:span text:style-name="T37">Pressure [hPa]: 10</text:span></text:span><text:span text:style-name="Source_20_Text"><text:span text:style-name="T38">10.65</text:span></text:span><text:span text:style-name="Source_20_Text"><text:span text:style-name="T37">, Temperature [C]: 2</text:span></text:span><text:span text:style-name="Source_20_Text"><text:span text:style-name="T38">8.09</text:span></text:span></text:p>
      <text:p text:style-name="P20"><text:span text:style-name="Source_20_Text"><text:span text:style-name="T36"/></text:span></text:p>
      <text:h text:style-name="P28" text:outline-level="1"><text:soft-page-break/><text:span text:style-name="Source_20_Text"><text:span text:style-name="T66">Script</text:span></text:span></text:h>
      <text:p text:style-name="P13"><text:span text:style-name="T41">Run as part of the Sensor Suite</text:span><text:span text:style-name="T42"> </text:span><text:span text:style-name="T43">install</text:span><text:span text:style-name="T42">ation</text:span><text:span text:style-name="T43"> </text:span><text:span text:style-name="T44">script</text:span></text:p>
      <text:p text:style-name="P14"><text:span text:style-name="T67">sw/</text:span><text:span text:style-name="Source_20_Text"><text:span text:style-name="T72">NVIDIA_Jetson_Xavier_NX</text:span></text:span><text:span text:style-name="T68">/Sc</text:span><text:span text:style-name="T69">r</text:span><text:span text:style-name="T68">ipts</text:span><text:span text:style-name="T70">$ </text:span><text:span text:style-name="T71">bash </text:span><text:span text:style-name="T62">install-</text:span><text:span text:style-name="T63">7</text:span><text:span text:style-name="T62">-</text:span><text:span text:style-name="T63">Sensor_Suite</text:span><text:span text:style-name="T64">.sh</text:span></text:p>
      <text:h text:style-name="P29" text:outline-level="1">Docker<text:span text:style-name="T79">file</text:span></text:h>
      <text:p text:style-name="P3"><text:span text:style-name="T2">Part of the Sensor Suite</text:span><text:span text:style-name="T3"> </text:span><text:span text:style-name="T4">Dockerfile</text:span></text:p>
      <text:p text:style-name="P9"><text:span text:style-name="Source_20_Text"><text:span text:style-name="T73">sw/</text:span></text:span><text:span text:style-name="Source_20_Text"><text:span text:style-name="T76">NVIDIA_Jetson_Xavier_NX</text:span></text:span><text:span text:style-name="Source_20_Text"><text:span text:style-name="T74">/</text:span></text:span><text:span text:style-name="Source_20_Text"><text:span text:style-name="T73">Docker/</text:span></text:span><text:span text:style-name="Source_20_Text"><text:span text:style-name="T60">Dockerfile-</text:span></text:span><text:span text:style-name="Source_20_Text"><text:span text:style-name="T61">7-Sensor_Suit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4ded37" officeooo:paragraph-rsid="01f6c632"/>
    </style:style>
    <style:style style:name="MT1" style:family="text"/>
    <style:style style:name="MT2" style:family="text">
      <style:text-properties style:text-position="super 58%" officeooo:rsid="007dee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://www.aiwerkstatt.com/" text:style-name="Internet_20_link" text:visited-style-name="Visited_20_Internet_20_Link">aiWerkstatt</text:a><text:span text:style-name="MT2">TM</text:span><text:tab/>SensorBox<text:span text:style-name="MT2">TM</text:span> v1.0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22:26:01.921532609</meta:creation-date>
    <meta:generator>LibreOffice/6.0.7.3$Linux_X86_64 LibreOffice_project/00m0$Build-3</meta:generator>
    <dc:date>2021-06-21T07:18:21.765307607</dc:date>
    <meta:editing-duration>P2DT13H46M54S</meta:editing-duration>
    <meta:editing-cycles>176</meta:editing-cycles>
    <meta:document-statistic meta:table-count="0" meta:image-count="0" meta:object-count="0" meta:page-count="2" meta:paragraph-count="34" meta:word-count="161" meta:character-count="1444" meta:non-whitespace-character-count="1316"/>
  </office:meta>
</office:document-meta>
</file>